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ff" draw:textarea-horizontal-align="center" draw:textarea-vertical-align="middle"/>
    </style:style>
    <style:style style:name="gr2" style:family="graphic" style:parent-style-name="standard">
      <style:graphic-properties draw:fill="solid" draw:fill-color="#cccccc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/>
    </style:style>
    <style:style style:name="P3" style:family="paragraph">
      <style:paragraph-properties fo:text-align="center"/>
    </style:style>
    <style:style style:name="T1" style:family="text">
      <style:text-properties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layer="layout" svg:width="0.851cm" svg:height="1.016cm" svg:x="0.065cm" svg:y="0.216cm">
          <text:p text:style-name="P1"><text:span text:style-name="T1">1</text:span></text:p>
        </draw:rect>
        <draw:rect draw:style-name="gr1" draw:text-style-name="P2" draw:layer="layout" svg:width="0.851cm" svg:height="1.016cm" svg:x="0.916cm" svg:y="0.216cm">
          <text:p text:style-name="P1"><text:span text:style-name="T1">0</text:span></text:p>
        </draw:rect>
        <draw:rect draw:style-name="gr1" draw:text-style-name="P2" draw:layer="layout" svg:width="0.851cm" svg:height="1.016cm" svg:x="1.767cm" svg:y="0.216cm">
          <text:p text:style-name="P1"><text:span text:style-name="T1">0</text:span></text:p>
        </draw:rect>
        <draw:rect draw:style-name="gr1" draw:text-style-name="P2" draw:layer="layout" svg:width="0.851cm" svg:height="1.016cm" svg:x="2.605cm" svg:y="0.216cm">
          <text:p text:style-name="P1"><text:span text:style-name="T1">1</text:span></text:p>
        </draw:rect>
        <draw:rect draw:style-name="gr1" draw:text-style-name="P2" draw:layer="layout" svg:width="0.851cm" svg:height="1.016cm" svg:x="3.456cm" svg:y="0.216cm">
          <text:p text:style-name="P1"><text:span text:style-name="T1">0</text:span></text:p>
        </draw:rect>
        <draw:rect draw:style-name="gr2" draw:text-style-name="P2" draw:layer="layout" svg:width="1.702cm" svg:height="1.016cm" svg:x="4.307cm" svg:y="0.216cm">
          <text:p text:style-name="P2">state</text:p>
        </draw:rect>
        <draw:line draw:style-name="gr3" draw:text-style-name="P3" draw:layer="layout" svg:x1="3.456cm" svg:y1="0.216cm" svg:x2="3.456cm" svg:y2="0cm">
          <text:p/>
        </draw:line>
        <draw:line draw:style-name="gr3" draw:text-style-name="P3" draw:layer="layout" svg:x1="5.158cm" svg:y1="0.216cm" svg:x2="5.158cm" svg:y2="0.508cm">
          <text:p/>
        </draw:line>
        <draw:line draw:style-name="gr3" draw:text-style-name="P3" draw:layer="layout" svg:x1="5.158cm" svg:y1="1.016cm" svg:x2="5.158cm" svg:y2="1.232cm">
          <text:p/>
        </draw:line>
        <draw:rect draw:style-name="gr1" draw:text-style-name="P2" draw:layer="layout" svg:width="0.851cm" svg:height="1.016cm" svg:x="5.996cm" svg:y="0.216cm">
          <text:p text:style-name="P1"><text:span text:style-name="T1">m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6.985cm" fo:page-height="1.626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7-03-01T23:15:24</meta:creation-date>
    <dc:creator>Pawel Gburzynski</dc:creator>
    <dc:date>2007-03-02T21:57:04</dc:date>
    <dc:language>en-US</dc:language>
    <meta:editing-cycles>4</meta:editing-cycles>
    <meta:editing-duration>PT19M30S</meta:editing-duration>
    <meta:user-defined meta:name="Info 1"/>
    <meta:user-defined meta:name="Info 2"/>
    <meta:user-defined meta:name="Info 3"/>
    <meta:user-defined meta:name="Info 4"/>
    <meta:document-statistic meta:object-count="10"/>
  </office:meta>
</office:document-meta>
</file>